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2bdcb" officeooo:paragraph-rsid="0012bdcb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T1" style:family="text">
      <style:text-properties officeooo:rsid="0016c15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1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h text:style-name="Heading_20_3" text:outline-level="3"><text:span text:style-name="Strong_20_Emphasis">Fonemas vocálicos</text:span></text:h>
      <text:list xml:id="list998881519" text:style-name="L1">
        <text:list-item>
          <text:p text:style-name="P3">/ɪ/ como en <text:span text:style-name="Emphasis">bit</text:span> </text:p>
        </text:list-item>
        <text:list-item>
          <text:p text:style-name="P3">/i:/ como en <text:span text:style-name="Emphasis">feet</text:span> </text:p>
        </text:list-item>
        <text:list-item>
          <text:p text:style-name="P3">/ʊ/ como en <text:span text:style-name="Emphasis">book</text:span> </text:p>
        </text:list-item>
        <text:list-item>
          <text:p text:style-name="P3">/u:/ como en <text:span text:style-name="Emphasis">food</text:span> </text:p>
        </text:list-item>
        <text:list-item>
          <text:p text:style-name="P3">/ɛ/ como en <text:span text:style-name="Emphasis">bed</text:span> </text:p>
        </text:list-item>
        <text:list-item>
          <text:p text:style-name="P3">/æ/ como en <text:span text:style-name="Emphasis">cat</text:span> </text:p>
        </text:list-item>
        <text:list-item>
          <text:p text:style-name="P3">/ɒ/ como en <text:span text:style-name="Emphasis">hot</text:span> </text:p>
        </text:list-item>
        <text:list-item>
          <text:p text:style-name="P3">/ɔ:/ como en <text:span text:style-name="Emphasis">saw</text:span> </text:p>
        </text:list-item>
        <text:list-item>
          <text:p text:style-name="P3">/ʌ/ como en <text:span text:style-name="Emphasis">cup</text:span> </text:p>
        </text:list-item>
        <text:list-item>
          <text:p text:style-name="P2">/ɑ:/ como en <text:span text:style-name="Emphasis">car</text:span> </text:p>
        </text:list-item>
      </text:list>
      <text:p text:style-name="Text_20_body"><text:span text:style-name="Strong_20_Emphasis">Diptongos:</text:span> 11. /aɪ/ como en <text:span text:style-name="Emphasis">time</text:span> 12. /eɪ/ como en <text:span text:style-name="Emphasis">face</text:span> 13. /ɔɪ/ como en <text:span text:style-name="Emphasis">boy</text:span> 14. /aʊ/ como en <text:span text:style-name="Emphasis">house</text:span> 15. /oʊ/ como en <text:span text:style-name="Emphasis">go</text:span></text:p>
      <text:h text:style-name="Heading_20_3" text:outline-level="3"><text:span text:style-name="Strong_20_Emphasis">Fonemas consonánticos</text:span></text:h>
      <text:list xml:id="list843652381" text:style-name="L2">
        <text:list-item>
          <text:p text:style-name="P5">/p/ como en <text:span text:style-name="Emphasis">pat</text:span> </text:p>
        </text:list-item>
        <text:list-item>
          <text:p text:style-name="P5">/b/ como en <text:span text:style-name="Emphasis">bat</text:span> </text:p>
        </text:list-item>
        <text:list-item>
          <text:p text:style-name="P5">/t/ como en <text:span text:style-name="Emphasis">top</text:span> </text:p>
        </text:list-item>
        <text:list-item>
          <text:p text:style-name="P5">/d/ como en <text:span text:style-name="Emphasis">dog</text:span> </text:p>
        </text:list-item>
        <text:list-item>
          <text:p text:style-name="P5">/k/ como en <text:span text:style-name="Emphasis">cat</text:span> </text:p>
        </text:list-item>
        <text:list-item>
          <text:p text:style-name="P5">/g/ como en <text:span text:style-name="Emphasis">go</text:span> </text:p>
        </text:list-item>
        <text:list-item>
          <text:p text:style-name="P5">/f/ como en <text:span text:style-name="Emphasis">fish</text:span> </text:p>
        </text:list-item>
        <text:list-item>
          <text:p text:style-name="P5">/v/ como en <text:span text:style-name="Emphasis">van</text:span> </text:p>
        </text:list-item>
        <text:list-item>
          <text:p text:style-name="P5">/θ/ como en <text:span text:style-name="Emphasis">think</text:span> </text:p>
        </text:list-item>
        <text:list-item>
          <text:p text:style-name="P5">/ð/ como en <text:span text:style-name="Emphasis">this</text:span> </text:p>
        </text:list-item>
        <text:list-item>
          <text:p text:style-name="P5">/s/ como en <text:span text:style-name="Emphasis">see</text:span> </text:p>
        </text:list-item>
        <text:list-item>
          <text:p text:style-name="P5">/z/ como en <text:span text:style-name="Emphasis">zoo</text:span> </text:p>
        </text:list-item>
        <text:list-item>
          <text:p text:style-name="P5">/ʃ/ como en <text:span text:style-name="Emphasis">shoe</text:span> </text:p>
        </text:list-item>
        <text:list-item>
          <text:p text:style-name="P5">/ʒ/ como en <text:span text:style-name="Emphasis">measure</text:span> </text:p>
        </text:list-item>
        <text:list-item>
          <text:p text:style-name="P5">/h/ como en <text:span text:style-name="Emphasis">hat</text:span> </text:p>
        </text:list-item>
        <text:list-item>
          <text:p text:style-name="P5">/m/ como en <text:span text:style-name="Emphasis">man</text:span> </text:p>
        </text:list-item>
        <text:list-item>
          <text:p text:style-name="P5">/n/ como en <text:span text:style-name="Emphasis">net</text:span> </text:p>
        </text:list-item>
        <text:list-item>
          <text:p text:style-name="P5">/ŋ/ como en <text:span text:style-name="Emphasis">sing</text:span> </text:p>
        </text:list-item>
        <text:list-item>
          <text:p text:style-name="P5">/l/ como en <text:span text:style-name="Emphasis">light</text:span> </text:p>
        </text:list-item>
        <text:list-item>
          <text:p text:style-name="P5">/r/ como en <text:span text:style-name="Emphasis">red</text:span> </text:p>
        </text:list-item>
        <text:list-item>
          <text:p text:style-name="P5">/w/ como en <text:span text:style-name="Emphasis">water</text:span> </text:p>
        </text:list-item>
        <text:list-item>
          <text:p text:style-name="P5">/j/ como en <text:span text:style-name="Emphasis">yes</text:span> </text:p>
        </text:list-item>
        <text:list-item>
          <text:p text:style-name="P5">/tʃ/ como en <text:span text:style-name="Emphasis">chess</text:span> </text:p>
        </text:list-item>
        <text:list-item>
          <text:p text:style-name="P4"><text:soft-page-break/>/dʒ/ como en <text:span text:style-name="Emphasis">judge</text:span> </text:p>
        </text:list-item>
      </text:list>
      <text:p text:style-name="Text_20_body"/>
      <text:p text:style-name="Text_20_body"/>
      <text:p text:style-name="Horizontal_20_Line"/>
      <text:p text:style-name="Text_20_body"/>
      <text:p text:style-name="Text_20_body"/>
      <text:p text:style-name="Text_20_body"/>
      <text:p text:style-name="Text_20_body">En inglés, las vocales pueden cambiar de sonido según su posición en la palabra y el contexto fonético que las rodea. Aquí hay algunos principios clave para saber cómo leerlas:</text:p>
      <text:list xml:id="list3066746645" text:style-name="L3">
        <text:list-item>
          <text:p text:style-name="P6"><text:span text:style-name="Strong_20_Emphasis">Vocal corta vs. vocal larga</text:span></text:p>
          <text:list>
            <text:list-item>
              <text:p text:style-name="P7">Cuando una vocal aparece antes de una consonante seguida de otra vocal silenciosa (como en <text:span text:style-name="Emphasis">cake</text:span>), suele ser larga (/eɪ/). </text:p>
            </text:list-item>
            <text:list-item>
              <text:p text:style-name="P7">Si la vocal está seguida por una consonante sin una vocal final (como en <text:span text:style-name="Emphasis">cat</text:span>), suele ser corta (/æ/). </text:p>
            </text:list-item>
          </text:list>
        </text:list-item>
        <text:list-item>
          <text:p text:style-name="P6"><text:span text:style-name="Strong_20_Emphasis">Regla del "Magic E" (E silenciosa)</text:span></text:p>
          <text:list>
            <text:list-item>
              <text:p text:style-name="P7">La <text:span text:style-name="Emphasis">E</text:span> al final de una palabra suele alargar la vocal anterior. Ejemplo: </text:p>
              <text:list>
                <text:list-item>
                  <text:p text:style-name="P7"><text:span text:style-name="Emphasis">cap</text:span> → /æ/ (corta) </text:p>
                </text:list-item>
                <text:list-item>
                  <text:p text:style-name="P7"><text:span text:style-name="Emphasis">cape</text:span> → /eɪ/ (larga) </text:p>
                </text:list-item>
              </text:list>
            </text:list-item>
          </text:list>
        </text:list-item>
        <text:list-item>
          <text:p text:style-name="P6"><text:span text:style-name="Strong_20_Emphasis">Diptongos y combinaciones vocálicas</text:span></text:p>
          <text:list>
            <text:list-item>
              <text:p text:style-name="P7">Dos vocales juntas pueden crear un sonido completamente distinto. Ejemplo: </text:p>
              <text:list>
                <text:list-item>
                  <text:p text:style-name="P7"><text:span text:style-name="Emphasis">coin</text:span> → /ɔɪ/ </text:p>
                </text:list-item>
                <text:list-item>
                  <text:p text:style-name="P7"><text:span text:style-name="Emphasis">boat</text:span> → /oʊ/ </text:p>
                </text:list-item>
              </text:list>
            </text:list-item>
          </text:list>
        </text:list-item>
        <text:list-item>
          <text:p text:style-name="P6"><text:span text:style-name="Strong_20_Emphasis">Vocal en sílaba átona</text:span></text:p>
          <text:list>
            <text:list-item>
              <text:p text:style-name="P7">Cuando una vocal aparece en una sílaba débil, suele reducirse al sonido schwa /ə/. Ejemplo: </text:p>
              <text:list>
                <text:list-item>
                  <text:p text:style-name="P7"><text:span text:style-name="Emphasis">banana</text:span> → /bəˈnænə/ </text:p>
                </text:list-item>
              </text:list>
            </text:list-item>
          </text:list>
        </text:list-item>
        <text:list-item>
          <text:p text:style-name="P6"><text:span text:style-name="Strong_20_Emphasis">Influencia del grupo consonántico</text:span></text:p>
          <text:list>
            <text:list-item>
              <text:p text:style-name="P7">A veces, la vocal cambia según las consonantes que la rodean. Ejemplo: </text:p>
              <text:list>
                <text:list-item>
                  <text:p text:style-name="P7"><text:span text:style-name="Emphasis">cold</text:span> → /oʊ/ </text:p>
                </text:list-item>
                <text:list-item>
                  <text:p text:style-name="P6"><text:span text:style-name="Emphasis">cot</text:span> → /ɑ/ </text:p>
                </text:list-item>
              </text:list>
            </text:list-item>
          </text:list>
        </text:list-item>
      </text:list>
      <text:p text:style-name="Text_20_body"/>
      <text:p text:style-name="Text_20_body"/>
      <text:p text:style-name="Text_20_body"/>
      <text:p text:style-name="Horizontal_20_Line"/>
      <text:p text:style-name="Text_20_body"/>
      <text:p text:style-name="Text_20_body"><text:soft-page-break/></text:p>
      <text:p text:style-name="P1">Fonemas para la vocal "a":</text:p>
      <text:p text:style-name="P1"/>
      <text:list xml:id="list1146157023" text:style-name="L4">
        <text:list-item>
          <text:p text:style-name="P9"><text:span text:style-name="Strong_20_Emphasis">/æ/</text:span> → <text:span text:style-name="Emphasis">cat</text:span> → Se pronuncia similar a "kat", con un sonido entre <text:span text:style-name="Emphasis">a</text:span> y <text:span text:style-name="Emphasis">e</text:span>. </text:p>
        </text:list-item>
        <text:list-item>
          <text:p text:style-name="P9"><text:span text:style-name="Strong_20_Emphasis">/ɑ:/</text:span> → <text:span text:style-name="Emphasis">car</text:span> → Se pronuncia parecido a "kaar", con una <text:span text:style-name="Emphasis">a</text:span> más abierta y prolongada. </text:p>
        </text:list-item>
        <text:list-item>
          <text:p text:style-name="P9"><text:span text:style-name="Strong_20_Emphasis">/ʌ/</text:span> → <text:span text:style-name="Emphasis">cup</text:span> → Se pronuncia como "cop", con una <text:span text:style-name="Emphasis">a</text:span> más corta y relajada. </text:p>
        </text:list-item>
        <text:list-item>
          <text:p text:style-name="P9"><text:span text:style-name="Strong_20_Emphasis">/eɪ/</text:span> → <text:span text:style-name="Emphasis">name</text:span> → Se pronuncia similar a "neim", como el diptongo de <text:span text:style-name="Emphasis">ei</text:span> en <text:span text:style-name="Emphasis">rey</text:span>. </text:p>
        </text:list-item>
        <text:list-item>
          <text:p text:style-name="P9"><text:span text:style-name="Strong_20_Emphasis">/aɪ/</text:span> → <text:span text:style-name="Emphasis">time</text:span> → Se pronuncia como "taim", parecido al sonido de <text:span text:style-name="Emphasis">ai</text:span> en <text:span text:style-name="Emphasis">aire</text:span>. </text:p>
        </text:list-item>
        <text:list-item>
          <text:p text:style-name="P8"><text:span text:style-name="Strong_20_Emphasis">/aʊ/</text:span> → <text:span text:style-name="Emphasis">house</text:span> → Se pronuncia como "haus", similar a <text:span text:style-name="Emphasis">au</text:span> en <text:span text:style-name="Emphasis">auto</text:span>. </text:p>
        </text:list-item>
      </text:list>
      <text:p text:style-name="Text_20_body"/>
      <text:p text:style-name="Text_20_body">Estos sonidos no siempre tienen equivalentes exactos en español, pero estas referencias pueden ayudarte a aproximarte mejor a la pronunciación. </text:p>
      <text:p text:style-name="Text_20_body"/>
      <text:p text:style-name="Horizontal_20_Line"/>
      <text:p text:style-name="Text_20_body"/>
      <text:p text:style-name="Text_20_body"><text:s/>los fonemas de la letra <text:span text:style-name="Strong_20_Emphasis">E</text:span> :</text:p>
      <text:p text:style-name="Text_20_body"/>
      <text:list xml:id="list3743565410" text:style-name="L5">
        <text:list-item>
          <text:p text:style-name="P11"><text:span text:style-name="Strong_20_Emphasis">/e/</text:span> → <text:span text:style-name="Emphasis">bet</text:span> → Se pronuncia como <text:span text:style-name="Strong_20_Emphasis">"bet"</text:span>, parecido a la <text:span text:style-name="Emphasis">e</text:span> en "perro". </text:p>
        </text:list-item>
        <text:list-item>
          <text:p text:style-name="P11"><text:span text:style-name="Strong_20_Emphasis">/i:/</text:span> → <text:span text:style-name="Emphasis">beet</text:span> → Se pronuncia como <text:span text:style-name="Strong_20_Emphasis">"biit"</text:span>, similar a la <text:span text:style-name="Emphasis">i</text:span> en "mismo", pero más larga. </text:p>
        </text:list-item>
        <text:list-item>
          <text:p text:style-name="P11"><text:span text:style-name="Strong_20_Emphasis">/ɛə/</text:span> → <text:span text:style-name="Emphasis">bear</text:span> → Se pronuncia como <text:span text:style-name="Strong_20_Emphasis">"be-er"</text:span>, con una mezcla entre <text:span text:style-name="Emphasis">e</text:span> y <text:span text:style-name="Emphasis">a</text:span>. </text:p>
        </text:list-item>
        <text:list-item>
          <text:p text:style-name="P11"><text:span text:style-name="Strong_20_Emphasis">/ɪ/</text:span> → <text:span text:style-name="Emphasis">pretty</text:span> → Se pronuncia como <text:span text:style-name="Strong_20_Emphasis">"pri-ti"</text:span>, con la primera <text:span text:style-name="Emphasis">e</text:span> más cerrada, casi como una <text:span text:style-name="Emphasis">i</text:span>. </text:p>
        </text:list-item>
        <text:list-item>
          <text:p text:style-name="P10"><text:span text:style-name="Strong_20_Emphasis">/ə/</text:span> → <text:span text:style-name="Emphasis">taken</text:span> → Se pronuncia como <text:span text:style-name="Strong_20_Emphasis">"tei-ken"</text:span>, con la segunda <text:span text:style-name="Emphasis">e</text:span> muy neutra, casi como una <text:span text:style-name="Emphasis">a</text:span> relajada. </text:p>
        </text:list-item>
      </text:list>
      <text:p text:style-name="Text_20_body"/>
      <text:p text:style-name="Text_20_body">Las equivalencias en español no son exactas, pero estas referencias pueden ayudarte a aproximar la pronunciación. </text:p>
      <text:p text:style-name="Text_20_body"/>
      <text:p text:style-name="Horizontal_20_Lin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los fonemas principales para la letra <text:span text:style-name="Strong_20_Emphasis">I</text:span> :</text:p>
      <text:p text:style-name="Text_20_body"/>
      <text:list xml:id="list1505670643" text:style-name="L6">
        <text:list-item>
          <text:p text:style-name="P13"><text:span text:style-name="Strong_20_Emphasis">/ɪ/</text:span> → <text:span text:style-name="Emphasis">bit</text:span> = bit <text:span text:style-name="T1"><text:s/>- </text:span>Suena como una "i" corta y relajada, similar a la "i" en <text:span text:style-name="Emphasis">pintor</text:span>, pero más breve. </text:p>
        </text:list-item>
        <text:list-item>
          <text:p text:style-name="P13"><text:span text:style-name="Strong_20_Emphasis">/i:/</text:span> → <text:span text:style-name="Emphasis">beet</text:span> = biit <text:span text:style-name="T1">- </text:span>Es una "i" larga y tensa, parecida a la de <text:span text:style-name="Emphasis">mismo</text:span>, pero más sostenida. </text:p>
        </text:list-item>
        <text:list-item>
          <text:p text:style-name="P13"><text:span text:style-name="Strong_20_Emphasis">/aɪ/</text:span> → <text:span text:style-name="Emphasis">bite</text:span> = bait <text:span text:style-name="T1">- </text:span>Este es un diptongo donde la vocal comienza en "a" y se desliza hacia "i", similar a <text:span text:style-name="Emphasis">aire</text:span>. </text:p>
          <text:p text:style-name="P13"/>
        </text:list-item>
        <text:list-item>
          <text:p text:style-name="P13"><text:span text:style-name="Strong_20_Emphasis">/ɪə/</text:span> → <text:span text:style-name="Emphasis">idea</text:span> = ai-di-a <text:span text:style-name="T1"><text:s/>- </text:span>Aquí la "I" se combina con una "ə", formando un sonido parecido a <text:span text:style-name="Emphasis">día</text:span>, pero más suave. </text:p>
          <text:p text:style-name="P13"/>
        </text:list-item>
        <text:list-item>
          <text:p text:style-name="P12"><text:span text:style-name="Strong_20_Emphasis">/ə/</text:span> → <text:span text:style-name="Emphasis">family</text:span> = fa-mə-li <text:span text:style-name="T1">- </text:span>En inglés, esta "I" en sílaba átona se reduce a un sonido schwa, una vocal neutra como en <text:span text:style-name="Emphasis">banana</text:span>. </text:p>
          <text:p text:style-name="P12"/>
        </text:list-item>
      </text:list>
      <text:p text:style-name="Text_20_body">Estos equivalentes en español te ayudarán a acercarte a los sonidos en inglés.</text:p>
      <text:p text:style-name="Horizontal_20_Line"/>
      <text:p text:style-name="Text_20_body"/>
      <text:p text:style-name="Text_20_body">los fonemas principales para la letra <text:span text:style-name="Strong_20_Emphasis">O</text:span> :</text:p>
      <text:p text:style-name="Text_20_body"/>
      <text:list xml:id="list3728204209" text:style-name="L7">
        <text:list-item>
          <text:p text:style-name="P15"><text:span text:style-name="Strong_20_Emphasis">/ɒ/</text:span> → <text:span text:style-name="Emphasis">p</text:span><text:span text:style-name="Emphasis"><text:span text:style-name="Strong_20_Emphasis">o</text:span></text:span><text:span text:style-name="Emphasis">t</text:span> = p<text:span text:style-name="Strong_20_Emphasis">o</text:span>t → Similar a la "o" de <text:span text:style-name="Emphasis">bote</text:span>, pero más abierta. </text:p>
        </text:list-item>
        <text:list-item>
          <text:p text:style-name="P15"><text:span text:style-name="Strong_20_Emphasis">/ɔː/</text:span> → <text:span text:style-name="Emphasis">d</text:span><text:span text:style-name="Emphasis"><text:span text:style-name="Strong_20_Emphasis">o</text:span></text:span><text:span text:style-name="Emphasis">or</text:span> = d<text:span text:style-name="Strong_20_Emphasis">o</text:span>or → Como la "o" en <text:span text:style-name="Emphasis">torre</text:span>, pero más prolongada. </text:p>
        </text:list-item>
        <text:list-item>
          <text:p text:style-name="P15"><text:span text:style-name="Strong_20_Emphasis">/oʊ/</text:span> → <text:span text:style-name="Emphasis">g</text:span><text:span text:style-name="Emphasis"><text:span text:style-name="Strong_20_Emphasis">o</text:span></text:span> = g<text:span text:style-name="Strong_20_Emphasis">o</text:span> → Similar a <text:span text:style-name="Emphasis">no</text:span>, con una ligera transición hacia "u". </text:p>
        </text:list-item>
        <text:list-item>
          <text:p text:style-name="P15"><text:span text:style-name="Strong_20_Emphasis">/ʊ/</text:span> → <text:span text:style-name="Emphasis">w</text:span><text:span text:style-name="Emphasis"><text:span text:style-name="Strong_20_Emphasis">o</text:span></text:span><text:span text:style-name="Emphasis">man</text:span> = w<text:span text:style-name="Strong_20_Emphasis">u</text:span>man → Se parece a <text:span text:style-name="Emphasis">uno</text:span>, pero más corta. </text:p>
        </text:list-item>
        <text:list-item>
          <text:p text:style-name="P14"><text:span text:style-name="Strong_20_Emphasis">/əʊ/</text:span> → <text:span text:style-name="Emphasis">s</text:span><text:span text:style-name="Emphasis"><text:span text:style-name="Strong_20_Emphasis">o</text:span></text:span> = s<text:span text:style-name="Strong_20_Emphasis">o</text:span> → Suena como <text:span text:style-name="Emphasis">sólo</text:span>, con un deslizamiento hacia "u". </text:p>
        </text:list-item>
      </text:list>
      <text:p text:style-name="Text_20_body"/>
      <text:p text:style-name="Text_20_body">Cada fonema tiene matices que cambian dependiendo del acento y contexto.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5T07:19:47.480000000</meta:creation-date>
    <dc:date>2025-06-18T08:08:59.580000000</dc:date>
    <meta:editing-duration>PT21M5S</meta:editing-duration>
    <meta:editing-cycles>5</meta:editing-cycles>
    <meta:generator>LibreOffice/7.3.5.2$Windows_X86_64 LibreOffice_project/184fe81b8c8c30d8b5082578aee2fed2ea847c01</meta:generator>
    <meta:document-statistic meta:table-count="0" meta:image-count="0" meta:object-count="0" meta:page-count="4" meta:paragraph-count="85" meta:word-count="851" meta:character-count="4081" meta:non-whitespace-character-count="3315"/>
  </office:meta>
</office:document-meta>
</file>